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4e79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6275058" text:style-name="L1">
        <text:list-item>
          <text:p text:style-name="P1">Username: Lily</text:p>
          <text:list>
            <text:list-item>
              <text:p text:style-name="P2">Password: LilyPassword</text:p>
            </text:list-item>
            <text:list-item>
              <text:p text:style-name="P2">Email: lily@<text:span text:style-name="T1">gmail</text:span>.com</text:p>
            </text:list-item>
          </text:list>
        </text:list-item>
        <text:list-item>
          <text:p text:style-name="P1">Username: Oliver</text:p>
          <text:list>
            <text:list-item>
              <text:p text:style-name="P2">Password: OliverSecret</text:p>
            </text:list-item>
            <text:list-item>
              <text:p text:style-name="P2">Email: oliver@<text:span text:style-name="T1">yahoo</text:span>.com</text:p>
            </text:list-item>
          </text:list>
        </text:list-item>
        <text:list-item>
          <text:p text:style-name="P1">Username: Sophia</text:p>
          <text:list>
            <text:list-item>
              <text:p text:style-name="P2">Password: SophiaPass</text:p>
            </text:list-item>
            <text:list-item>
              <text:p text:style-name="P2">Email: sophia@<text:span text:style-name="T1">gmail</text:span>.com</text:p>
            </text:list-item>
          </text:list>
        </text:list-item>
        <text:list-item>
          <text:p text:style-name="P1">Username: Liam</text:p>
          <text:list>
            <text:list-item>
              <text:p text:style-name="P2">Password: LiamSecure</text:p>
            </text:list-item>
            <text:list-item>
              <text:p text:style-name="P2">Email: liam@<text:span text:style-name="T1">yahoo</text:span>.com</text:p>
            </text:list-item>
          </text:list>
        </text:list-item>
        <text:list-item>
          <text:p text:style-name="P1">Username: Ava</text:p>
          <text:list>
            <text:list-item>
              <text:p text:style-name="P2">Password: AvaKey</text:p>
            </text:list-item>
            <text:list-item>
              <text:p text:style-name="P2">Email: ava@<text:span text:style-name="T1">gmail</text:span>.com</text:p>
            </text:list-item>
          </text:list>
        </text:list-item>
        <text:list-item>
          <text:p text:style-name="P1">Username: Noah</text:p>
          <text:list>
            <text:list-item>
              <text:p text:style-name="P2">Password: NoahSafe</text:p>
            </text:list-item>
            <text:list-item>
              <text:p text:style-name="P2">Email: noah@<text:span text:style-name="T1">yahoo</text:span>.com</text:p>
            </text:list-item>
          </text:list>
        </text:list-item>
        <text:list-item>
          <text:p text:style-name="P1">Username: Mia</text:p>
          <text:list>
            <text:list-item>
              <text:p text:style-name="P2">Password: MiaGuard</text:p>
            </text:list-item>
            <text:list-item>
              <text:p text:style-name="P2">Email: mia@<text:span text:style-name="T1">gmail</text:span>.com</text:p>
            </text:list-item>
          </text:list>
        </text:list-item>
        <text:list-item>
          <text:p text:style-name="P1">Username: Ethan</text:p>
          <text:list>
            <text:list-item>
              <text:p text:style-name="P2">Password: EthanLock</text:p>
            </text:list-item>
            <text:list-item>
              <text:p text:style-name="P2">Email: ethan@<text:span text:style-name="T1">yahoo</text:span>.com</text:p>
            </text:list-item>
          </text:list>
        </text:list-item>
        <text:list-item>
          <text:p text:style-name="P1">Username: Harper</text:p>
          <text:list>
            <text:list-item>
              <text:p text:style-name="P2">Password: HarperShield</text:p>
            </text:list-item>
            <text:list-item>
              <text:p text:style-name="P2">Email: harper@<text:span text:style-name="T1">yahoo</text:span>.com</text:p>
            </text:list-item>
          </text:list>
        </text:list-item>
        <text:list-item>
          <text:p text:style-name="P1">Username: Lucas</text:p>
          <text:list>
            <text:list-item>
              <text:p text:style-name="P2">Password: LucasDefend</text:p>
            </text:list-item>
            <text:list-item>
              <text:p text:style-name="P1">Email: lucas@<text:span text:style-name="T1">gmail</text:span>.com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37:14.004249774</meta:creation-date>
    <dc:date>2023-12-25T20:39:02.232577156</dc:date>
    <meta:editing-duration>PT1M49S</meta:editing-duration>
    <meta:editing-cycles>1</meta:editing-cycles>
    <meta:document-statistic meta:table-count="0" meta:image-count="0" meta:object-count="0" meta:page-count="1" meta:paragraph-count="30" meta:word-count="90" meta:character-count="601" meta:non-whitespace-character-count="571"/>
    <meta:generator>LibreOffice/7.3.7.2$Linux_X86_64 LibreOffice_project/30$Build-2</meta:generator>
  </office:meta>
</office:document-meta>
</file>